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0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normal" style:font-weight-asian="normal" style:font-weight-complex="normal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22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11"/>
        <table:table-column table:style-name="co5" table:default-cell-style-name="ce14"/>
        <table:table-row table:style-name="ro1">
          <table:table-cell table:style-name="ce4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22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2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2:01:30.67689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2:01:38.738877000</dc:date>
    <dc:title>Untitled Spreadsheet</dc:title>
    <dc:description/>
    <dc:subject/>
    <meta:keyword/>
    <meta:editing-duration>P3DT4H56M40S</meta:editing-duration>
    <meta:editing-cycles>98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